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97cm" table:align="left"/>
    </style:style>
    <style:style style:name="Table1.A" style:family="table-column">
      <style:table-column-properties style:column-width="4.255cm"/>
    </style:style>
    <style:style style:name="Table1.B" style:family="table-column">
      <style:table-column-properties style:column-width="2.244cm"/>
    </style:style>
    <style:style style:name="Table1.C" style:family="table-column">
      <style:table-column-properties style:column-width="2.843cm"/>
    </style:style>
    <style:style style:name="Table1.D" style:family="table-column">
      <style:table-column-properties style:column-width="5.62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ca71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 text:c="32"/><text:span text:style-name="Strong_20_Emphasis">Scheduler</text:span></text:h>
      <text:h text:style-name="Heading_20_2" text:outline-level="2"/>
      <text:h text:style-name="Heading_20_2" text:outline-level="2"/>
      <text:h text:style-name="Heading_20_2" text:outline-level="2">🔄 1. <text:span text:style-name="Strong_20_Emphasis">Cooperative Scheduler</text:span></text:h>
      <text:list xml:id="list1235541530" text:style-name="L1">
        <text:list-item>
          <text:p text:style-name="P2"><text:span text:style-name="Strong_20_Emphasis">Tasks voluntarily yield</text:span> control of the CPU.</text:p>
        </text:list-item>
        <text:list-item>
          <text:p text:style-name="P2">The CPU switches tasks only when the current task finishes or calls a <text:span text:style-name="Source_20_Text">yield()</text:span> function.</text:p>
        </text:list-item>
        <text:list-item>
          <text:p text:style-name="P2">Simple and deterministic, but risky if a task forgets to yield.</text:p>
        </text:list-item>
      </text:list>
      <text:p text:style-name="Text_20_body"><text:span text:style-name="Strong_20_Emphasis">Use case:</text:span> Super-loop systems, simple embedded apps without real-time constraints.</text:p>
      <text:p text:style-name="Horizontal_20_Line"/>
      <text:h text:style-name="Heading_20_2" text:outline-level="2">⚡ 2. <text:span text:style-name="Strong_20_Emphasis">Preemptive Scheduler</text:span></text:h>
      <text:list xml:id="list1207643084" text:style-name="L2">
        <text:list-item>
          <text:p text:style-name="P3">The <text:span text:style-name="Strong_20_Emphasis">scheduler interrupts</text:span> a running task when a <text:span text:style-name="Strong_20_Emphasis">higher-priority task</text:span> becomes ready.</text:p>
        </text:list-item>
        <text:list-item>
          <text:p text:style-name="P3">Based on a <text:span text:style-name="Strong_20_Emphasis">tick timer</text:span> (e.g., every 1 ms).</text:p>
        </text:list-item>
        <text:list-item>
          <text:p text:style-name="P3">Requires <text:span text:style-name="Strong_20_Emphasis">context switching</text:span>.</text:p>
        </text:list-item>
      </text:list>
      <text:p text:style-name="Text_20_body"><text:span text:style-name="Strong_20_Emphasis">Use case:</text:span> Real-time systems like FreeRTOS, Zephyr, VxWorks.</text:p>
      <text:h text:style-name="Heading_20_3" text:outline-level="3">Example:</text:h>
      <text:p text:style-name="Text_20_body">If Task A (priority 1) is running, and Task B (priority 3) becomes ready, the system immediately switches to Task B.</text:p>
      <text:p text:style-name="Horizontal_20_Line"/>
      <text:h text:style-name="Heading_20_2" text:outline-level="2">⏱️ 3. <text:span text:style-name="Strong_20_Emphasis">Round-Robin Scheduler</text:span></text:h>
      <text:list xml:id="list2711765725" text:style-name="L3">
        <text:list-item>
          <text:p text:style-name="P4">Each task gets an <text:span text:style-name="Strong_20_Emphasis">equal time slice</text:span> in a cyclic order.</text:p>
        </text:list-item>
        <text:list-item>
          <text:p text:style-name="P4">No priority-based decisions.</text:p>
        </text:list-item>
        <text:list-item>
          <text:p text:style-name="P4">Good for fairness, not suitable for hard real-time.</text:p>
        </text:list-item>
      </text:list>
      <text:p text:style-name="Text_20_body"><text:span text:style-name="Strong_20_Emphasis">Use case:</text:span> Simple multitasking environments.</text:p>
      <text:p text:style-name="Horizontal_20_Line"/>
      <text:h text:style-name="Heading_20_2" text:outline-level="2">🥇 4. <text:span text:style-name="Strong_20_Emphasis">Priority-Based Scheduler</text:span></text:h>
      <text:list xml:id="list3704644348" text:style-name="L4">
        <text:list-item>
          <text:p text:style-name="P5">Each task is assigned a priority.</text:p>
        </text:list-item>
        <text:list-item>
          <text:p text:style-name="P5"><text:span text:style-name="Strong_20_Emphasis">Higher priority tasks preempt lower ones</text:span>.</text:p>
        </text:list-item>
        <text:list-item>
          <text:p text:style-name="P5">Often used with <text:span text:style-name="Strong_20_Emphasis">preemption</text:span>.</text:p>
        </text:list-item>
      </text:list>
      <text:p text:style-name="Text_20_body"><text:soft-page-break/><text:span text:style-name="Strong_20_Emphasis">Use case:</text:span> RTOS like FreeRTOS or Zephyr.</text:p>
      <text:p text:style-name="Horizontal_20_Line"/>
      <text:h text:style-name="Heading_20_2" text:outline-level="2">🧠 5. <text:span text:style-name="Strong_20_Emphasis">Rate-Monotonic Scheduling (RMS)</text:span></text:h>
      <text:list xml:id="list1059430494" text:style-name="L5">
        <text:list-item>
          <text:p text:style-name="P6"><text:span text:style-name="Strong_20_Emphasis">Static priority</text:span> assigned based on task frequency.</text:p>
        </text:list-item>
        <text:list-item>
          <text:p text:style-name="P6">Tasks with shorter periods = higher priority.</text:p>
        </text:list-item>
        <text:list-item>
          <text:p text:style-name="P6">Used in hard real-time systems.</text:p>
        </text:list-item>
      </text:list>
      <text:p text:style-name="Horizontal_20_Line"/>
      <text:h text:style-name="Heading_20_2" text:outline-level="2">📈 6. <text:span text:style-name="Strong_20_Emphasis">Earliest Deadline First (EDF)</text:span></text:h>
      <text:list xml:id="list3725314217" text:style-name="L6">
        <text:list-item>
          <text:p text:style-name="P7">Tasks are scheduled according to their <text:span text:style-name="Strong_20_Emphasis">nearest deadline</text:span>.</text:p>
        </text:list-item>
        <text:list-item>
          <text:p text:style-name="P7"><text:span text:style-name="Strong_20_Emphasis">Dynamic priority</text:span> scheduling.</text:p>
        </text:list-item>
        <text:list-item>
          <text:p text:style-name="P7">Good for <text:span text:style-name="Strong_20_Emphasis">soft real-time</text:span> systems.</text:p>
        </text:list-item>
      </text:list>
      <text:p text:style-name="Horizontal_20_Line"/>
      <text:h text:style-name="Heading_20_2" text:outline-level="2">🧩 Summary Tab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238931452928">
            <table:table-cell table:style-name="Table1.A1" office:value-type="string">
              <text:p text:style-name="Table_20_Heading">Scheduler Type</text:p>
            </table:table-cell>
            <table:table-cell table:style-name="Table1.A1" office:value-type="string">
              <text:p text:style-name="Table_20_Heading">Preemptive</text:p>
            </table:table-cell>
            <table:table-cell table:style-name="Table1.A1" office:value-type="string">
              <text:p text:style-name="Table_20_Heading">Priority-Based</text:p>
            </table:table-cell>
            <table:table-cell table:style-name="Table1.A1" office:value-type="string">
              <text:p text:style-name="Table_20_Heading">Use Case</text:p>
            </table:table-cell>
          </table:table-row>
        </table:table-header-rows>
        <table:table-row table:style-name="TableLine94238931452928">
          <table:table-cell table:style-name="Table1.A1" office:value-type="string">
            <text:p text:style-name="Table_20_Contents">Cooperative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Simple microcontroller projects</text:p>
          </table:table-cell>
        </table:table-row>
        <table:table-row table:style-name="TableLine94238931452928">
          <table:table-cell table:style-name="Table1.A1" office:value-type="string">
            <text:p text:style-name="Table_20_Contents">Preemptive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Basic RTOS</text:p>
          </table:table-cell>
        </table:table-row>
        <table:table-row table:style-name="TableLine94238931452928">
          <table:table-cell table:style-name="Table1.A1" office:value-type="string">
            <text:p text:style-name="Table_20_Contents">Round-Robin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Table_20_Contents">Equal task execution</text:p>
          </table:table-cell>
        </table:table-row>
        <table:table-row table:style-name="TableLine94238931452928">
          <table:table-cell table:style-name="Table1.A1" office:value-type="string">
            <text:p text:style-name="Table_20_Contents">Priority-Based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Most common in RTOS</text:p>
          </table:table-cell>
        </table:table-row>
        <table:table-row table:style-name="TableLine94238931452928">
          <table:table-cell table:style-name="Table1.A1" office:value-type="string">
            <text:p text:style-name="Table_20_Contents">Rate-Monotonic (RMS)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 (static)</text:p>
          </table:table-cell>
          <table:table-cell table:style-name="Table1.A1" office:value-type="string">
            <text:p text:style-name="Table_20_Contents">Hard real-time apps</text:p>
          </table:table-cell>
        </table:table-row>
        <table:table-row table:style-name="TableLine94238931452928">
          <table:table-cell table:style-name="Table1.A1" office:value-type="string">
            <text:p text:style-name="Table_20_Contents">Earliest Deadline</text:p>
          </table:table-cell>
          <table:table-cell table:style-name="Table1.A1" office:value-type="string">
            <text:p text:style-name="Table_20_Contents">✅</text:p>
          </table:table-cell>
          <table:table-cell table:style-name="Table1.A1" office:value-type="string">
            <text:p text:style-name="Table_20_Contents">✅ (dynamic)</text:p>
          </table:table-cell>
          <table:table-cell table:style-name="Table1.A1" office:value-type="string">
            <text:p text:style-name="Table_20_Contents">Multimedia, scheduling theory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16:55:40.194434219</meta:creation-date>
    <dc:date>2025-07-01T16:57:03.374030103</dc:date>
    <meta:editing-duration>PT1M23S</meta:editing-duration>
    <meta:editing-cycles>1</meta:editing-cycles>
    <meta:document-statistic meta:table-count="1" meta:image-count="0" meta:object-count="0" meta:page-count="2" meta:paragraph-count="60" meta:word-count="277" meta:character-count="1701" meta:non-whitespace-character-count="1470"/>
    <meta:generator>LibreOffice/6.4.7.2$Linux_X86_64 LibreOffice_project/40$Build-2</meta:generator>
  </office:meta>
</office:document-meta>
</file>